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FreeSans" svg:font-family="FreeSans" style:font-pitch="variable"/>
    <style:font-face style:name="Liberation Mono1" svg:font-family="'Liberation Mono', 'Courier New'" style:font-pitch="variable"/>
    <style:font-face style:name="Liberation Mono" svg:font-family="'Liberation Mono', 'Courier New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1" style:font-size-asian="10pt" style:language-asian="hi" style:country-asian="IN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 fo:font-size="10pt" style:font-size-asian="10pt" style:font-size-complex="10pt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size-asian="12pt" style:font-size-complex="12pt" style:font-weight-asian="bold" style:font-weight-complex="bold"/>
    </style:style>
    <style:style style:name="T2" style:family="text">
      <style:text-properties style:font-size-asian="12pt" style:font-size-complex="12pt" style:font-weight-asian="bold" style:font-weight-complex="bold" style:use-window-font-color="true" style:letter-kerning="true" fo:language="en" fo:country="US" style:language-asian="hi" style:country-asian="IN" style:font-name-asian="FreeSans"/>
    </style:style>
    <style:style style:name="T3" style:family="text">
      <style:text-properties style:use-window-font-color="true" style:letter-kerning="true" fo:language="en" fo:country="US" style:language-asian="hi" style:country-asian="IN" style:font-name-asian="FreeSans" style:font-size-asian="12pt" style:font-weight-asian="bold" style:font-weight-complex="bold"/>
    </style:style>
    <style:style style:name="T4" style:family="text">
      <style:text-properties style:font-weight-asian="normal" style:font-weight-complex="normal" style:font-size-asian="12pt" style:font-size-complex="12pt"/>
    </style:style>
    <style:style style:name="T5" style:family="text">
      <style:text-properties style:font-weight-asian="normal" style:font-weight-complex="normal" style:font-size-asian="12pt" style:font-size-complex="12pt" style:use-window-font-color="true" style:letter-kerning="true" fo:language="en" fo:country="US" style:language-asian="hi" style:country-asian="IN" style:font-name-asian="Free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 table:number-columns-spanned="5" table:number-rows-spanned="1">
            <text:p>KNN with Frequency Filtered Dataframe</text:p>
          </table:table-cell>
          <table:covered-table-cell table:style-name="ce3"/>
          <table:covered-table-cell table:number-columns-repeated="3" table:style-name="ce1"/>
          <table:table-cell table:style-name="ce1" table:number-columns-repeated="1019"/>
        </table:table-row>
        <table:table-row table:style-name="ro1">
          <table:table-cell table:style-name="ce1"/>
          <table:table-cell table:style-name="ce3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support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Negative</text:p>
          </table:table-cell>
          <table:table-cell office:value-type="float" office:value="0.614665" calcext:value-type="float">
            <text:p>0.614665</text:p>
          </table:table-cell>
          <table:table-cell office:value-type="float" office:value="0.022265" calcext:value-type="float">
            <text:p>0.022265</text:p>
          </table:table-cell>
          <table:table-cell office:value-type="float" office:value="0.042973" calcext:value-type="float">
            <text:p>0.042973</text:p>
          </table:table-cell>
          <table:table-cell office:value-type="float" office:value="17696" calcext:value-type="float">
            <text:p>1769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utral</text:p>
          </table:table-cell>
          <table:table-cell office:value-type="float" office:value="0.441989" calcext:value-type="float">
            <text:p>0.441989</text:p>
          </table:table-cell>
          <table:table-cell office:value-type="float" office:value="0.019141" calcext:value-type="float">
            <text:p>0.019141</text:p>
          </table:table-cell>
          <table:table-cell office:value-type="float" office:value="0.036693" calcext:value-type="float">
            <text:p>0.036693</text:p>
          </table:table-cell>
          <table:table-cell office:value-type="float" office:value="16718" calcext:value-type="float">
            <text:p>167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sitive</text:p>
          </table:table-cell>
          <table:table-cell office:value-type="float" office:value="0.397803" calcext:value-type="float">
            <text:p>0.397803</text:p>
          </table:table-cell>
          <table:table-cell office:value-type="float" office:value="0.985298" calcext:value-type="float">
            <text:p>0.985298</text:p>
          </table:table-cell>
          <table:table-cell office:value-type="float" office:value="0.566776" calcext:value-type="float">
            <text:p>0.566776</text:p>
          </table:table-cell>
          <table:table-cell office:value-type="float" office:value="22378" calcext:value-type="float">
            <text:p>2237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table:number-columns-repeated="4" table:style-name="ce1" office:value-type="float" office:value="0.400813" calcext:value-type="float">
            <text:p>0.400813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macro_avg</text:p>
          </table:table-cell>
          <table:table-cell office:value-type="float" office:value="0.484819" calcext:value-type="float">
            <text:p>0.484819</text:p>
          </table:table-cell>
          <table:table-cell office:value-type="float" office:value="0.342235" calcext:value-type="float">
            <text:p>0.342235</text:p>
          </table:table-cell>
          <table:table-cell office:value-type="float" office:value="0.215481" calcext:value-type="float">
            <text:p>0.215481</text:p>
          </table:table-cell>
          <table:table-cell office:value-type="float" office:value="56792" calcext:value-type="float">
            <text:p>5679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eighted_avg</text:p>
          </table:table-cell>
          <table:table-cell office:value-type="float" office:value="0.478383" calcext:value-type="float">
            <text:p>0.478383</text:p>
          </table:table-cell>
          <table:table-cell office:value-type="float" office:value="0.400813" calcext:value-type="float">
            <text:p>0.400813</text:p>
          </table:table-cell>
          <table:table-cell office:value-type="float" office:value="0.247521" calcext:value-type="float">
            <text:p>0.247521</text:p>
          </table:table-cell>
          <table:table-cell office:value-type="float" office:value="56792" calcext:value-type="float">
            <text:p>5679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<text:span text:style-name="T1">KNN </text:span><text:span text:style-name="T2">with SVD Dataframe</text:span>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gative</text:p>
          </table:table-cell>
          <table:table-cell office:value-type="float" office:value="0.604553" calcext:value-type="float">
            <text:p>0.604553</text:p>
          </table:table-cell>
          <table:table-cell office:value-type="float" office:value="0.681284" calcext:value-type="float">
            <text:p>0.681284</text:p>
          </table:table-cell>
          <table:table-cell office:value-type="float" office:value="0.640629" calcext:value-type="float">
            <text:p>0.640629</text:p>
          </table:table-cell>
          <table:table-cell office:value-type="float" office:value="17696" calcext:value-type="float">
            <text:p>1769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utral</text:p>
          </table:table-cell>
          <table:table-cell office:value-type="float" office:value="0.468793" calcext:value-type="float">
            <text:p>0.468793</text:p>
          </table:table-cell>
          <table:table-cell office:value-type="float" office:value="0.329764" calcext:value-type="float">
            <text:p>0.329764</text:p>
          </table:table-cell>
          <table:table-cell office:value-type="float" office:value="0.387176" calcext:value-type="float">
            <text:p>0.387176</text:p>
          </table:table-cell>
          <table:table-cell office:value-type="float" office:value="16718" calcext:value-type="float">
            <text:p>167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sitive</text:p>
          </table:table-cell>
          <table:table-cell office:value-type="float" office:value="0.616142" calcext:value-type="float">
            <text:p>0.616142</text:p>
          </table:table-cell>
          <table:table-cell office:value-type="float" office:value="0.690812" calcext:value-type="float">
            <text:p>0.690812</text:p>
          </table:table-cell>
          <table:table-cell office:value-type="float" office:value="0.651344" calcext:value-type="float">
            <text:p>0.651344</text:p>
          </table:table-cell>
          <table:table-cell office:value-type="float" office:value="22378" calcext:value-type="float">
            <text:p>2237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table:number-columns-repeated="4" table:style-name="ce1" office:value-type="float" office:value="0.581561" calcext:value-type="float">
            <text:p>0.581561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macro_avg</text:p>
          </table:table-cell>
          <table:table-cell office:value-type="float" office:value="0.563163" calcext:value-type="float">
            <text:p>0.563163</text:p>
          </table:table-cell>
          <table:table-cell office:value-type="float" office:value="0.567287" calcext:value-type="float">
            <text:p>0.567287</text:p>
          </table:table-cell>
          <table:table-cell office:value-type="float" office:value="0.559716" calcext:value-type="float">
            <text:p>0.559716</text:p>
          </table:table-cell>
          <table:table-cell office:value-type="float" office:value="56792" calcext:value-type="float">
            <text:p>5679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eighted_avg</text:p>
          </table:table-cell>
          <table:table-cell office:value-type="float" office:value="0.569155" calcext:value-type="float">
            <text:p>0.569155</text:p>
          </table:table-cell>
          <table:table-cell office:value-type="float" office:value="0.581561" calcext:value-type="float">
            <text:p>0.581561</text:p>
          </table:table-cell>
          <table:table-cell office:value-type="float" office:value="0.570242" calcext:value-type="float">
            <text:p>0.570242</text:p>
          </table:table-cell>
          <table:table-cell office:value-type="float" office:value="56792" calcext:value-type="float">
            <text:p>5679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<text:span text:style-name="T1">KNN </text:span><text:span text:style-name="T2">with Clustered Dataframe</text:span>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gative</text:p>
          </table:table-cell>
          <table:table-cell office:value-type="float" office:value="0.498493" calcext:value-type="float">
            <text:p>0.498493</text:p>
          </table:table-cell>
          <table:table-cell office:value-type="float" office:value="0.738189" calcext:value-type="float">
            <text:p>0.738189</text:p>
          </table:table-cell>
          <table:table-cell office:value-type="float" office:value="0.595112" calcext:value-type="float">
            <text:p>0.595112</text:p>
          </table:table-cell>
          <table:table-cell office:value-type="float" office:value="17696" calcext:value-type="float">
            <text:p>1769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utral</text:p>
          </table:table-cell>
          <table:table-cell office:value-type="float" office:value="0.445102" calcext:value-type="float">
            <text:p>0.445102</text:p>
          </table:table-cell>
          <table:table-cell office:value-type="float" office:value="0.197871" calcext:value-type="float">
            <text:p>0.197871</text:p>
          </table:table-cell>
          <table:table-cell office:value-type="float" office:value="0.273954" calcext:value-type="float">
            <text:p>0.273954</text:p>
          </table:table-cell>
          <table:table-cell office:value-type="float" office:value="16718" calcext:value-type="float">
            <text:p>167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sitive</text:p>
          </table:table-cell>
          <table:table-cell office:value-type="float" office:value="0.593392" calcext:value-type="float">
            <text:p>0.593392</text:p>
          </table:table-cell>
          <table:table-cell office:value-type="float" office:value="0.613996" calcext:value-type="float">
            <text:p>0.613996</text:p>
          </table:table-cell>
          <table:table-cell office:value-type="float" office:value="0.603518" calcext:value-type="float">
            <text:p>0.603518</text:p>
          </table:table-cell>
          <table:table-cell office:value-type="float" office:value="22378" calcext:value-type="float">
            <text:p>2237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table:number-columns-repeated="4" table:style-name="ce1" office:value-type="float" office:value="0.530198" calcext:value-type="float">
            <text:p>0.530198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macro_avg</text:p>
          </table:table-cell>
          <table:table-cell office:value-type="float" office:value="0.512329" calcext:value-type="float">
            <text:p>0.512329</text:p>
          </table:table-cell>
          <table:table-cell office:value-type="float" office:value="0.516685" calcext:value-type="float">
            <text:p>0.516685</text:p>
          </table:table-cell>
          <table:table-cell office:value-type="float" office:value="0.490862" calcext:value-type="float">
            <text:p>0.490862</text:p>
          </table:table-cell>
          <table:table-cell office:value-type="float" office:value="56792" calcext:value-type="float">
            <text:p>5679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eighted_avg</text:p>
          </table:table-cell>
          <table:table-cell office:value-type="float" office:value="0.52017" calcext:value-type="float">
            <text:p>0.52017</text:p>
          </table:table-cell>
          <table:table-cell office:value-type="float" office:value="0.530198" calcext:value-type="float">
            <text:p>0.530198</text:p>
          </table:table-cell>
          <table:table-cell office:value-type="float" office:value="0.503884" calcext:value-type="float">
            <text:p>0.503884</text:p>
          </table:table-cell>
          <table:table-cell office:value-type="float" office:value="56792" calcext:value-type="float">
            <text:p>5679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<text:span text:style-name="T1">GNB </text:span><text:span text:style-name="T2">with SVD Dataframe</text:span>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gative</text:p>
          </table:table-cell>
          <table:table-cell office:value-type="float" office:value="0.462539" calcext:value-type="float">
            <text:p>0.462539</text:p>
          </table:table-cell>
          <table:table-cell office:value-type="float" office:value="0.862059" calcext:value-type="float">
            <text:p>0.862059</text:p>
          </table:table-cell>
          <table:table-cell office:value-type="float" office:value="0.602048" calcext:value-type="float">
            <text:p>0.602048</text:p>
          </table:table-cell>
          <table:table-cell office:value-type="float" office:value="17696" calcext:value-type="float">
            <text:p>1769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utral</text:p>
          </table:table-cell>
          <table:table-cell office:value-type="float" office:value="0.418567" calcext:value-type="float">
            <text:p>0.418567</text:p>
          </table:table-cell>
          <table:table-cell office:value-type="float" office:value="0.247039" calcext:value-type="float">
            <text:p>0.247039</text:p>
          </table:table-cell>
          <table:table-cell office:value-type="float" office:value="0.310702" calcext:value-type="float">
            <text:p>0.310702</text:p>
          </table:table-cell>
          <table:table-cell office:value-type="float" office:value="16718" calcext:value-type="float">
            <text:p>167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sitive</text:p>
          </table:table-cell>
          <table:table-cell office:value-type="float" office:value="0.698795" calcext:value-type="float">
            <text:p>0.698795</text:p>
          </table:table-cell>
          <table:table-cell office:value-type="float" office:value="0.435428" calcext:value-type="float">
            <text:p>0.435428</text:p>
          </table:table-cell>
          <table:table-cell office:value-type="float" office:value="0.536534" calcext:value-type="float">
            <text:p>0.536534</text:p>
          </table:table-cell>
          <table:table-cell office:value-type="float" office:value="22378" calcext:value-type="float">
            <text:p>2237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table:number-columns-repeated="4" table:style-name="ce1" office:value-type="float" office:value="0.512907" calcext:value-type="float">
            <text:p>0.512907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macro_avg</text:p>
          </table:table-cell>
          <table:table-cell office:value-type="float" office:value="0.526634" calcext:value-type="float">
            <text:p>0.526634</text:p>
          </table:table-cell>
          <table:table-cell office:value-type="float" office:value="0.514842" calcext:value-type="float">
            <text:p>0.514842</text:p>
          </table:table-cell>
          <table:table-cell office:value-type="float" office:value="0.483095" calcext:value-type="float">
            <text:p>0.483095</text:p>
          </table:table-cell>
          <table:table-cell office:value-type="float" office:value="56792" calcext:value-type="float">
            <text:p>5679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eighted_avg</text:p>
          </table:table-cell>
          <table:table-cell office:value-type="float" office:value="0.542688" calcext:value-type="float">
            <text:p>0.542688</text:p>
          </table:table-cell>
          <table:table-cell office:value-type="float" office:value="0.512907" calcext:value-type="float">
            <text:p>0.512907</text:p>
          </table:table-cell>
          <table:table-cell office:value-type="float" office:value="0.490469" calcext:value-type="float">
            <text:p>0.490469</text:p>
          </table:table-cell>
          <table:table-cell office:value-type="float" office:value="56792" calcext:value-type="float">
            <text:p>5679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5" table:number-rows-spanned="1">
            <text:p><text:span text:style-name="T3">GNB with Clustered Dataframe</text:span>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gative</text:p>
          </table:table-cell>
          <table:table-cell office:value-type="float" office:value="0.444407" calcext:value-type="float">
            <text:p>0.444407</text:p>
          </table:table-cell>
          <table:table-cell office:value-type="float" office:value="0.82691" calcext:value-type="float">
            <text:p>0.82691</text:p>
          </table:table-cell>
          <table:table-cell office:value-type="float" office:value="0.578117" calcext:value-type="float">
            <text:p>0.578117</text:p>
          </table:table-cell>
          <table:table-cell office:value-type="float" office:value="17696" calcext:value-type="float">
            <text:p>1769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utral</text:p>
          </table:table-cell>
          <table:table-cell office:value-type="float" office:value="0.387075" calcext:value-type="float">
            <text:p>0.387075</text:p>
          </table:table-cell>
          <table:table-cell office:value-type="float" office:value="0.243989" calcext:value-type="float">
            <text:p>0.243989</text:p>
          </table:table-cell>
          <table:table-cell office:value-type="float" office:value="0.29931" calcext:value-type="float">
            <text:p>0.29931</text:p>
          </table:table-cell>
          <table:table-cell office:value-type="float" office:value="16718" calcext:value-type="float">
            <text:p>167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sitive</text:p>
          </table:table-cell>
          <table:table-cell office:value-type="float" office:value="0.667817" calcext:value-type="float">
            <text:p>0.667817</text:p>
          </table:table-cell>
          <table:table-cell office:value-type="float" office:value="0.397712" calcext:value-type="float">
            <text:p>0.397712</text:p>
          </table:table-cell>
          <table:table-cell office:value-type="float" office:value="0.49853" calcext:value-type="float">
            <text:p>0.49853</text:p>
          </table:table-cell>
          <table:table-cell office:value-type="float" office:value="22378" calcext:value-type="float">
            <text:p>2237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table:number-columns-repeated="4" table:style-name="ce1" office:value-type="float" office:value="0.486195" calcext:value-type="float">
            <text:p>0.486195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macro_avg</text:p>
          </table:table-cell>
          <table:table-cell office:value-type="float" office:value="0.499767" calcext:value-type="float">
            <text:p>0.499767</text:p>
          </table:table-cell>
          <table:table-cell office:value-type="float" office:value="0.489537" calcext:value-type="float">
            <text:p>0.489537</text:p>
          </table:table-cell>
          <table:table-cell office:value-type="float" office:value="0.458652" calcext:value-type="float">
            <text:p>0.458652</text:p>
          </table:table-cell>
          <table:table-cell office:value-type="float" office:value="56792" calcext:value-type="float">
            <text:p>5679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eighted_avg</text:p>
          </table:table-cell>
          <table:table-cell office:value-type="float" office:value="0.515562" calcext:value-type="float">
            <text:p>0.515562</text:p>
          </table:table-cell>
          <table:table-cell office:value-type="float" office:value="0.486195" calcext:value-type="float">
            <text:p>0.486195</text:p>
          </table:table-cell>
          <table:table-cell office:value-type="float" office:value="0.464684" calcext:value-type="float">
            <text:p>0.464684</text:p>
          </table:table-cell>
          <table:table-cell office:value-type="float" office:value="56792" calcext:value-type="float">
            <text:p>5679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<text:span text:style-name="T1">SVC </text:span><text:span text:style-name="T2">with SVD Dataframe</text:span>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gative</text:p>
          </table:table-cell>
          <table:table-cell office:value-type="float" office:value="0.562066" calcext:value-type="float">
            <text:p>0.562066</text:p>
          </table:table-cell>
          <table:table-cell office:value-type="float" office:value="0.731295" calcext:value-type="float">
            <text:p>0.731295</text:p>
          </table:table-cell>
          <table:table-cell office:value-type="float" office:value="0.635609" calcext:value-type="float">
            <text:p>0.635609</text:p>
          </table:table-cell>
          <table:table-cell office:value-type="float" office:value="17696" calcext:value-type="float">
            <text:p>1769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utral</text:p>
          </table:table-cell>
          <table:table-cell office:value-type="float" office:value="0.483527" calcext:value-type="float">
            <text:p>0.483527</text:p>
          </table:table-cell>
          <table:table-cell office:value-type="float" office:value="0.186984" calcext:value-type="float">
            <text:p>0.186984</text:p>
          </table:table-cell>
          <table:table-cell office:value-type="float" office:value="0.26968" calcext:value-type="float">
            <text:p>0.26968</text:p>
          </table:table-cell>
          <table:table-cell office:value-type="float" office:value="16718" calcext:value-type="float">
            <text:p>167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sitive</text:p>
          </table:table-cell>
          <table:table-cell office:value-type="float" office:value="0.594074" calcext:value-type="float">
            <text:p>0.594074</text:p>
          </table:table-cell>
          <table:table-cell office:value-type="float" office:value="0.724819" calcext:value-type="float">
            <text:p>0.724819</text:p>
          </table:table-cell>
          <table:table-cell office:value-type="float" office:value="0.652966" calcext:value-type="float">
            <text:p>0.652966</text:p>
          </table:table-cell>
          <table:table-cell office:value-type="float" office:value="22378" calcext:value-type="float">
            <text:p>2237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table:number-columns-repeated="4" table:style-name="ce1" office:value-type="float" office:value="0.568513" calcext:value-type="float">
            <text:p>0.568513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macro_avg</text:p>
          </table:table-cell>
          <table:table-cell office:value-type="float" office:value="0.546555" calcext:value-type="float">
            <text:p>0.546555</text:p>
          </table:table-cell>
          <table:table-cell office:value-type="float" office:value="0.547699" calcext:value-type="float">
            <text:p>0.547699</text:p>
          </table:table-cell>
          <table:table-cell office:value-type="float" office:value="0.519418" calcext:value-type="float">
            <text:p>0.519418</text:p>
          </table:table-cell>
          <table:table-cell office:value-type="float" office:value="56792" calcext:value-type="float">
            <text:p>5679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eighted_avg</text:p>
          </table:table-cell>
          <table:table-cell office:value-type="float" office:value="0.551558" calcext:value-type="float">
            <text:p>0.551558</text:p>
          </table:table-cell>
          <table:table-cell office:value-type="float" office:value="0.568513" calcext:value-type="float">
            <text:p>0.568513</text:p>
          </table:table-cell>
          <table:table-cell office:value-type="float" office:value="0.534729" calcext:value-type="float">
            <text:p>0.534729</text:p>
          </table:table-cell>
          <table:table-cell office:value-type="float" office:value="56792" calcext:value-type="float">
            <text:p>5679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<text:span text:style-name="T4">SVC </text:span><text:span text:style-name="T5">with Clustered Dataframe</text:span></text:p>
          </table:table-cell>
          <table:covered-table-cell table:number-columns-repeated="4" table:style-name="ce1"/>
          <table:table-cell table:style-name="ce1" table:number-columns-repeated="1019"/>
        </table:table-row>
        <table:table-row table:style-name="ro1">
          <table:table-cell/>
          <table:table-cell table:style-name="ce3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gative</text:p>
          </table:table-cell>
          <table:table-cell office:value-type="float" office:value="0.519477" calcext:value-type="float">
            <text:p>0.519477</text:p>
          </table:table-cell>
          <table:table-cell office:value-type="float" office:value="0.746044" calcext:value-type="float">
            <text:p>0.746044</text:p>
          </table:table-cell>
          <table:table-cell office:value-type="float" office:value="0.61248" calcext:value-type="float">
            <text:p>0.61248</text:p>
          </table:table-cell>
          <table:table-cell office:value-type="float" office:value="17696" calcext:value-type="float">
            <text:p>1769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utral</text:p>
          </table:table-cell>
          <table:table-cell office:value-type="float" office:value="0.479084" calcext:value-type="float">
            <text:p>0.479084</text:p>
          </table:table-cell>
          <table:table-cell office:value-type="float" office:value="0.180165" calcext:value-type="float">
            <text:p>0.180165</text:p>
          </table:table-cell>
          <table:table-cell office:value-type="float" office:value="0.261856" calcext:value-type="float">
            <text:p>0.261856</text:p>
          </table:table-cell>
          <table:table-cell office:value-type="float" office:value="16718" calcext:value-type="float">
            <text:p>167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sitive</text:p>
          </table:table-cell>
          <table:table-cell office:value-type="float" office:value="0.60165" calcext:value-type="float">
            <text:p>0.60165</text:p>
          </table:table-cell>
          <table:table-cell office:value-type="float" office:value="0.674591" calcext:value-type="float">
            <text:p>0.674591</text:p>
          </table:table-cell>
          <table:table-cell office:value-type="float" office:value="0.636036" calcext:value-type="float">
            <text:p>0.636036</text:p>
          </table:table-cell>
          <table:table-cell office:value-type="float" office:value="22378" calcext:value-type="float">
            <text:p>2237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table:number-columns-repeated="4" table:style-name="ce1" office:value-type="float" office:value="0.55131" calcext:value-type="float">
            <text:p>0.5513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cro_avg</text:p>
          </table:table-cell>
          <table:table-cell office:value-type="float" office:value="0.533404" calcext:value-type="float">
            <text:p>0.533404</text:p>
          </table:table-cell>
          <table:table-cell office:value-type="float" office:value="0.5336" calcext:value-type="float">
            <text:p>0.5336</text:p>
          </table:table-cell>
          <table:table-cell office:value-type="float" office:value="0.503457" calcext:value-type="float">
            <text:p>0.503457</text:p>
          </table:table-cell>
          <table:table-cell office:value-type="float" office:value="56792" calcext:value-type="float">
            <text:p>5679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eighted_avg</text:p>
          </table:table-cell>
          <table:table-cell office:value-type="float" office:value="0.539965" calcext:value-type="float">
            <text:p>0.539965</text:p>
          </table:table-cell>
          <table:table-cell office:value-type="float" office:value="0.55131" calcext:value-type="float">
            <text:p>0.55131</text:p>
          </table:table-cell>
          <table:table-cell office:value-type="float" office:value="0.518548" calcext:value-type="float">
            <text:p>0.518548</text:p>
          </table:table-cell>
          <table:table-cell office:value-type="float" office:value="56792" calcext:value-type="float">
            <text:p>5679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NN with Filtered Frequency Dataframe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Accurac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poch 1</text:p>
          </table:table-cell>
          <table:table-cell office:value-type="float" office:value="0.8" calcext:value-type="float">
            <text:p>0.8</text:p>
          </table:table-cell>
          <table:table-cell office:value-type="float" office:value="0.64" calcext:value-type="float">
            <text:p>0.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poch 2</text:p>
          </table:table-cell>
          <table:table-cell office:value-type="float" office:value="0.68" calcext:value-type="float">
            <text:p>0.68</text:p>
          </table:table-cell>
          <table:table-cell office:value-type="float" office:value="0.7" calcext:value-type="float">
            <text:p>0.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poch 3</text:p>
          </table:table-cell>
          <table:table-cell office:value-type="float" office:value="0.6" calcext:value-type="float">
            <text:p>0.6</text:p>
          </table:table-cell>
          <table:table-cell office:value-type="float" office:value="0.74" calcext:value-type="float">
            <text:p>0.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poch 4</text:p>
          </table:table-cell>
          <table:table-cell office:value-type="float" office:value="0.52" calcext:value-type="float">
            <text:p>0.52</text:p>
          </table:table-cell>
          <table:table-cell office:value-type="float" office:value="0.78" calcext:value-type="float">
            <text:p>0.7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lidation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NN with SVD Dataframe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Accurac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poch 1</text:p>
          </table:table-cell>
          <table:table-cell office:value-type="float" office:value="1.04" calcext:value-type="float">
            <text:p>1.04</text:p>
          </table:table-cell>
          <table:table-cell office:value-type="float" office:value="0.48" calcext:value-type="float">
            <text:p>0.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poch 2</text:p>
          </table:table-cell>
          <table:table-cell office:value-type="float" office:value="0.91" calcext:value-type="float">
            <text:p>0.91</text:p>
          </table:table-cell>
          <table:table-cell office:value-type="float" office:value="0.56" calcext:value-type="float">
            <text:p>0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poch 3</text:p>
          </table:table-cell>
          <table:table-cell office:value-type="float" office:value="0.91" calcext:value-type="float">
            <text:p>0.91</text:p>
          </table:table-cell>
          <table:table-cell office:value-type="float" office:value="0.57" calcext:value-type="float">
            <text:p>0.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poch 4</text:p>
          </table:table-cell>
          <table:table-cell office:value-type="float" office:value="0.91" calcext:value-type="float">
            <text:p>0.91</text:p>
          </table:table-cell>
          <table:table-cell office:value-type="float" office:value="0.57" calcext:value-type="float">
            <text:p>0.5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lidation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NN with Clustered Dataframe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Accurac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poch 1</text:p>
          </table:table-cell>
          <table:table-cell office:value-type="float" office:value="0.99" calcext:value-type="float">
            <text:p>0.99</text:p>
          </table:table-cell>
          <table:table-cell office:value-type="float" office:value="0.52" calcext:value-type="float">
            <text:p>0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poch 2</text:p>
          </table:table-cell>
          <table:table-cell office:value-type="float" office:value="0.93" calcext:value-type="float">
            <text:p>0.93</text:p>
          </table:table-cell>
          <table:table-cell office:value-type="float" office:value="0.55" calcext:value-type="float">
            <text:p>0.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poch 3</text:p>
          </table:table-cell>
          <table:table-cell table:number-columns-repeated="2" office:value-type="float" office:value="0.56" calcext:value-type="float">
            <text:p>0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poch 4</text:p>
          </table:table-cell>
          <table:table-cell office:value-type="float" office:value="0.92" calcext:value-type="float">
            <text:p>0.92</text:p>
          </table:table-cell>
          <table:table-cell office:value-type="float" office:value="0.56" calcext:value-type="float">
            <text:p>0.5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lidation</text:p>
          </table:table-cell>
          <table:table-cell table:style-name="ce1" office:value-type="float" office:value="0.92" calcext:value-type="float">
            <text:p>0.92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table:number-columns-repeated="1021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:Sheet1.R8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FreeSans" svg:font-family="FreeSans" style:font-pitch="variable"/>
    <style:font-face style:name="Liberation Mono1" svg:font-family="'Liberation Mono', 'Courier New'" style:font-pitch="variable"/>
    <style:font-face style:name="Liberation Mono" svg:font-family="'Liberation Mono', 'Courier New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16:27:24.6143411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8T16:27:26.913031386</meta:creation-date>
    <meta:editing-duration>PT1H16M14S</meta:editing-duration>
    <meta:editing-cycles>5</meta:editing-cycles>
    <meta:generator>LibreOffice/7.0.3.1$Linux_X86_64 LibreOffice_project/00$Build-1</meta:generator>
    <dc:date>2021-01-28T21:19:46.722265907</dc:date>
    <meta:document-statistic meta:table-count="1" meta:cell-count="299" meta:object-count="0"/>
  </office:meta>
</office:document-meta>
</file>